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1c1c1c" draw:textarea-horizontal-align="justify" draw:textarea-vertical-align="middle" draw:auto-grow-height="false" fo:min-height="2.75cm" fo:min-width="4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4.247cm" fo:min-width="9.2cm"/>
      <style:paragraph-properties style:writing-mode="lr-tb"/>
    </style:style>
    <style:style style:name="P1" style:family="paragraph">
      <loext:graphic-properties draw:fill-color="#1c1c1c"/>
      <style:paragraph-properties fo:text-align="center"/>
    </style:style>
    <style:style style:name="P2" style:family="paragraph">
      <style:paragraph-properties fo:text-align="center"/>
      <style:text-properties fo:font-size="450pt" fo:font-weight="bold" style:font-size-asian="450pt" style:font-weight-asian="bold" style:font-size-complex="450pt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Comic Sans MS" fo:font-size="450pt" fo:font-weight="bold" style:font-size-asian="450pt" style:font-weight-asian="bold" style:font-size-complex="450pt" style:font-weight-complex="bold"/>
    </style:style>
    <style:style style:name="T1" style:family="text">
      <style:text-properties style:font-name="Comic Sans MS" fo:font-size="450pt" fo:font-weight="bold" style:font-size-asian="450pt" style:font-weight-asian="bold" style:font-size-complex="450pt" style:font-weight-complex="bold"/>
    </style:style>
    <style:style style:name="T2" style:family="text">
      <style:text-properties style:font-name="Comic Sans MS" fo:font-size="250pt" fo:font-weight="bold" style:font-size-asian="250pt" style:font-weight-asian="bold" style:font-size-complex="2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0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0cm" svg:height="3cm" svg:x="0cm" svg:y="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0cm" svg:height="3cm" draw:transform="rotate (1.5707963267949) translate (0cm 5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0cm" svg:height="3cm" draw:transform="rotate (1.5707963267949) translate (47cm 5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2.365cm" svg:height="44.497cm" svg:x="3.8cm" svg:y="2.8cm">
          <draw:text-box>
            <text:p text:style-name="P2"><text:span text:style-name="T1">T</text:span><text:span text:style-name="T2">y </text:span><text:span text:style-name="T1">P</text:span><text:span text:style-name="T2">rac</text:span></text:p>
            <text:p text:style-name="P2"><text:span text:style-name="T1">&amp; T</text:span><text:span text:style-name="T2">es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5:59:17.485272166</meta:creation-date>
    <dc:date>2021-11-02T13:41:27.393875999</dc:date>
    <meta:editing-duration>PT21M21S</meta:editing-duration>
    <meta:editing-cycles>11</meta:editing-cycles>
    <meta:generator>LibreOffice/6.4.7.2$Linux_X86_64 LibreOffice_project/40$Build-2</meta:generator>
    <meta:document-statistic meta:object-count="5"/>
  </office:meta>
</office:document-meta>
</file>